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1383" officeooo:paragraph-rsid="001e138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1383" officeooo:paragraph-rsid="001e138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25c3" officeooo:paragraph-rsid="001f25c3" style:font-weight-asian="bold" style:font-weight-complex="bold"/>
    </style:style>
    <style:style style:name="P4" style:family="paragraph" style:parent-style-name="Standard">
      <style:text-properties officeooo:rsid="001ea58e" officeooo:paragraph-rsid="001ea58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2038b0" officeooo:paragraph-rsid="002038b0" style:font-weight-asian="normal" style:font-weight-complex="normal"/>
    </style:style>
    <style:style style:name="T1" style:family="text">
      <style:text-properties style:font-name="Courier New" fo:font-weight="bold" fo:background-color="#ffff00" loext:char-shading-value="0" style:font-weight-asian="bold" style:font-name-complex="Courier New1"/>
    </style:style>
    <style:style style:name="T2" style:family="text">
      <style:text-properties style:font-name="Courier New" fo:font-weight="bold" style:font-weight-asian="bold" style:font-name-complex="Courier New1"/>
    </style:style>
    <style:style style:name="T3" style:family="text">
      <style:text-properties style:font-name="Courier New" fo:background-color="#ffff00" loext:char-shading-value="0" style:font-name-complex="Courier New1"/>
    </style:style>
    <style:style style:name="T4" style:family="text">
      <style:text-properties style:font-name="Courier New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8.1</text:p>
      <text:p text:style-name="P1"/>
      <text:p text:style-name="P1"/>
      <text:p text:style-name="P1">hive&gt; create table users(id int,name string,salary int,department string)</text:p>
      <text:p text:style-name="P1"><text:s text:c="4"/>&gt; row format delimited fields terminated by '\t'; <text:s text:c="19"/></text:p>
      <text:p text:style-name="P1">OK</text:p>
      <text:p text:style-name="P1">Time taken: 1.254 seconds</text:p>
      <text:p text:style-name="P1"/>
      <text:p text:style-name="P1">[acadgild@localhost ~]$ hadoop fs -put /home/acadgild/vishnu/users.txt /vishnu</text:p>
      <text:p text:style-name="P1"/>
      <text:p text:style-name="P1"/>
      <text:p text:style-name="P1">hive&gt; load data <text:s text:c="16"/></text:p>
      <text:p text:style-name="P1"><text:s text:c="4"/>&gt; inpath '/vishnu/users.txt'</text:p>
      <text:p text:style-name="P1"><text:s text:c="4"/>&gt; into table users; <text:s text:c="8"/></text:p>
      <text:p text:style-name="P1">Loading data to table default.users</text:p>
      <text:p text:style-name="P1">Table default.users stats: [numFiles=1, totalSize=90]</text:p>
      <text:p text:style-name="P1">OK</text:p>
      <text:p text:style-name="P1">Time taken: 1.586 seconds</text:p>
      <text:p text:style-name="P1">hive&gt; select * from users</text:p>
      <text:p text:style-name="P1"><text:s text:c="4"/>&gt; ;</text:p>
      <text:p text:style-name="P1">OK</text:p>
      <text:p text:style-name="P1">1<text:tab/>Arju<text:tab/>100<text:tab/>DB</text:p>
      <text:p text:style-name="P1">2<text:tab/>Sumi<text:tab/>200<text:tab/>DB</text:p>
      <text:p text:style-name="P1">3<text:tab/>Vishnu<text:tab/>300<text:tab/>DB</text:p>
      <text:p text:style-name="P1">4<text:tab/>Vipin<text:tab/>500<text:tab/>CS</text:p>
      <text:p text:style-name="P1">5<text:tab/>Kiran<text:tab/>100<text:tab/>CS</text:p>
      <text:p text:style-name="P1">6<text:tab/>Mithun<text:tab/>200<text:tab/>CS</text:p>
      <text:p text:style-name="P1">Time taken: 0.184 seconds, Fetched: 6 row(s)</text:p>
      <text:p text:style-name="P1"/>
      <text:p text:style-name="P1">[acadgild@localhost ~]$ hadoop fs -put /home/acadgild/vishnu/location.txt /vishnu</text:p>
      <text:p text:style-name="P1"/>
      <text:p text:style-name="P1">hive&gt; create table locations(id int,location string)</text:p>
      <text:p text:style-name="P1"><text:s text:c="4"/>&gt; row format delimited fields terminated by '\t';</text:p>
      <text:p text:style-name="P1">OK</text:p>
      <text:p text:style-name="P1">Time taken: 0.165 seconds</text:p>
      <text:p text:style-name="P1">hive&gt; load data <text:s text:c="6"/></text:p>
      <text:p text:style-name="P1"><text:s text:c="4"/>&gt; inpath</text:p>
      <text:p text:style-name="P1"><text:s text:c="4"/>&gt; '/vishnu/location.txt'</text:p>
      <text:p text:style-name="P1"><text:s text:c="4"/>&gt; into table locations;</text:p>
      <text:p text:style-name="P1">Loading data to table default.locations</text:p>
      <text:p text:style-name="P1">Table default.locations stats: [numFiles=1, totalSize=62]</text:p>
      <text:p text:style-name="P1">OK</text:p>
      <text:p text:style-name="P1">Time taken: 0.967 seconds</text:p>
      <text:p text:style-name="P1">hive&gt; select * from locations</text:p>
      <text:p text:style-name="P1"><text:s text:c="4"/>&gt; ;</text:p>
      <text:p text:style-name="P1">OK</text:p>
      <text:p text:style-name="P1">1<text:tab/>KERALA</text:p>
      <text:p text:style-name="P1">2<text:tab/>BIHAR</text:p>
      <text:p text:style-name="P1">3<text:tab/>THAMILNADU</text:p>
      <text:p text:style-name="P1"><text:soft-page-break/>4<text:tab/>KARNADAKA</text:p>
      <text:p text:style-name="P1">5<text:tab/>MAHARASHTRA</text:p>
      <text:p text:style-name="P1">6<text:tab/>GOA</text:p>
      <text:p text:style-name="P1">Time taken: 0.15 seconds, Fetched: 6 row(s)</text:p>
      <text:p text:style-name="P1"/>
      <text:p text:style-name="P1"/>
      <text:p text:style-name="P1"/>
      <text:p text:style-name="P2">Problem1</text:p>
      <text:p text:style-name="P2"/>
      <text:p text:style-name="Standard"><text:span text:style-name="T4">Get a list of employees who receive a salary less than 100, compared to their immediate employee with higher salary in the same unit.</text:span></text:p>
      <text:p text:style-name="Standard"/>
      <text:p text:style-name="Standard"/>
      <text:p text:style-name="P4"><text:span text:style-name="T4">hive&gt; select id,name,salary,department <text:s text:c="44"/></text:span></text:p>
      <text:p text:style-name="P4"><text:span text:style-name="T4"><text:s text:c="4"/>&gt; from <text:s text:c="72"/></text:span></text:p>
      <text:p text:style-name="P4"><text:span text:style-name="T4"><text:s text:c="4"/>&gt; ( select lead(salary) over(partition by department order by salary) as next_salary,</text:span></text:p>
      <text:p text:style-name="P4"><text:span text:style-name="T4"><text:s text:c="4"/>&gt; id,name,department,salary <text:s text:c="57"/></text:span></text:p>
      <text:p text:style-name="P4"><text:span text:style-name="T4"><text:s text:c="4"/>&gt; from users ) temp <text:s text:c="65"/></text:span></text:p>
      <text:p text:style-name="P4"><text:span text:style-name="T4"><text:s text:c="4"/>&gt; where (next_salary - salary = 100); <text:s text:c="8"/></text:span></text:p>
      <text:p text:style-name="P4"/>
      <text:p text:style-name="P4"><text:span text:style-name="T4">MapReduce Jobs Launched: </text:span></text:p>
      <text:p text:style-name="P4"><text:span text:style-name="T4">Stage-Stage-1: Map: 1 <text:s/>Reduce: 1 <text:s text:c="2"/>Cumulative CPU: 7.85 sec <text:s text:c="2"/>HDFS Read: 301 HDFS Write: 43 SUCCESS</text:span></text:p>
      <text:p text:style-name="P4"><text:span text:style-name="T4">Total MapReduce CPU Time Spent: 7 seconds 850 msec</text:span></text:p>
      <text:p text:style-name="P4"><text:span text:style-name="T4">OK</text:span></text:p>
      <text:p text:style-name="P4"><text:span text:style-name="T4">5<text:tab/>Kiran<text:tab/>100<text:tab/>CS</text:span></text:p>
      <text:p text:style-name="P4"><text:span text:style-name="T4">1<text:tab/>Arju<text:tab/>100<text:tab/>DB</text:span></text:p>
      <text:p text:style-name="P4"><text:span text:style-name="T4">2<text:tab/>Sumi<text:tab/>200<text:tab/>DB</text:span></text:p>
      <text:p text:style-name="P4"><text:span text:style-name="T4">Time taken: 63.578 seconds, Fetched: 3 row(s)</text:span></text:p>
      <text:p text:style-name="P4"/>
      <text:p text:style-name="P4"/>
      <text:p text:style-name="P3">Problem 2</text:p>
      <text:p text:style-name="P4"/>
      <text:p text:style-name="P5"><text:span text:style-name="T4">List of all employees who draw higher salary than the average salary of that department.</text:span></text:p>
      <text:p text:style-name="P5"/>
      <text:p text:style-name="P5"/>
      <text:p text:style-name="P5"/>
      <text:p text:style-name="P6"><text:span text:style-name="T4">hive&gt; select name,salary,department <text:s text:c="72"/></text:span></text:p>
      <text:p text:style-name="P6"><text:span text:style-name="T4"><text:s text:c="4"/>&gt; from <text:s text:c="97"/></text:span></text:p>
      <text:p text:style-name="P6"><text:span text:style-name="T4"><text:s text:c="4"/>&gt; (select avg(salary) over(partition by department order by salary ) as avg_slary,name,department,salary</text:span></text:p>
      <text:p text:style-name="P6"><text:soft-page-break/><text:span text:style-name="T4"><text:s text:c="4"/>&gt; from users ) temp <text:s text:c="84"/></text:span></text:p>
      <text:p text:style-name="P6"><text:span text:style-name="T4"><text:s text:c="4"/>&gt; where salary &gt; avg_slary; <text:s text:c="76"/></text:span></text:p>
      <text:p text:style-name="P6"><text:span text:style-name="T4">Query ID = acadgild_20171102025555_0a4c33ca-af91-49d4-8a62-ec9a69e5ee99</text:span></text:p>
      <text:p text:style-name="P6"><text:span text:style-name="T4">Total jobs = 1</text:span></text:p>
      <text:p text:style-name="P6"><text:span text:style-name="T4">Launching Job 1 out of 1</text:span></text:p>
      <text:p text:style-name="P6"><text:span text:style-name="T4">Number of reduce tasks not specified. Estimated from input data size: 1</text:span></text:p>
      <text:p text:style-name="P6"><text:span text:style-name="T4">In order to change the average load for a reducer (in bytes):</text:span></text:p>
      <text:p text:style-name="P6"><text:span text:style-name="T4"><text:s text:c="2"/>set hive.exec.reducers.bytes.per.reducer=&lt;number&gt;</text:span></text:p>
      <text:p text:style-name="P6"><text:span text:style-name="T4">In order to limit the maximum number of reducers:</text:span></text:p>
      <text:p text:style-name="P6"><text:span text:style-name="T4"><text:s text:c="2"/>set hive.exec.reducers.max=&lt;number&gt;</text:span></text:p>
      <text:p text:style-name="P6"><text:span text:style-name="T4">In order to set a constant number of reducers:</text:span></text:p>
      <text:p text:style-name="P6"><text:span text:style-name="T4"><text:s text:c="2"/>set mapreduce.job.reduces=&lt;number&gt;</text:span></text:p>
      <text:p text:style-name="P6"><text:span text:style-name="T4">Starting Job = job_1509563670870_0008, Tracking URL = http://localhost:8088/proxy/application_1509563670870_0008/</text:span></text:p>
      <text:p text:style-name="P6"><text:span text:style-name="T4">Kill Command = /home/acadgild/hadoop-2.6.0/bin/hadoop job <text:s/>-kill job_1509563670870_0008</text:span></text:p>
      <text:p text:style-name="P6"><text:span text:style-name="T4">Hadoop job information for Stage-1: number of mappers: 1; number of reducers: 1</text:span></text:p>
      <text:p text:style-name="P6"><text:span text:style-name="T4">2017-11-02 02:56:09,278 Stage-1 map = 0%, <text:s/>reduce = 0%</text:span></text:p>
      <text:p text:style-name="P6"><text:span text:style-name="T4">2017-11-02 02:56:23,924 Stage-1 map = 100%, <text:s/>reduce = 0%, Cumulative CPU 2.11 sec</text:span></text:p>
      <text:p text:style-name="P6"><text:span text:style-name="T4">2017-11-02 02:56:41,104 Stage-1 map = 100%, <text:s/>reduce = 100%, Cumulative CPU 6.12 sec</text:span></text:p>
      <text:p text:style-name="P6"><text:span text:style-name="T4">MapReduce Total cumulative CPU time: 6 seconds 120 msec</text:span></text:p>
      <text:p text:style-name="P6"><text:span text:style-name="T4">Ended Job = job_1509563670870_0008</text:span></text:p>
      <text:p text:style-name="P6"><text:span text:style-name="T4">MapReduce Jobs Launched: </text:span></text:p>
      <text:p text:style-name="P6"><text:span text:style-name="T4">Stage-Stage-1: Map: 1 <text:s/>Reduce: 1 <text:s text:c="2"/>Cumulative CPU: 6.12 sec <text:s text:c="2"/>HDFS Read: 301 HDFS Write: 53 SUCCESS</text:span></text:p>
      <text:p text:style-name="P6"><text:span text:style-name="T4">Total MapReduce CPU Time Spent: 6 seconds 120 msec</text:span></text:p>
      <text:p text:style-name="P6"><text:span text:style-name="T4">OK</text:span></text:p>
      <text:p text:style-name="P6"><text:span text:style-name="T4">Mithun<text:tab/>200<text:tab/>CS</text:span></text:p>
      <text:p text:style-name="P6"><text:span text:style-name="T4">Vipin<text:tab/>500<text:tab/>CS</text:span></text:p>
      <text:p text:style-name="P6"><text:span text:style-name="T4">Sumi<text:tab/><text:tab/>200<text:tab/>DB</text:span></text:p>
      <text:p text:style-name="P6"><text:span text:style-name="T4">Vishnu<text:tab/>300<text:tab/>DB</text:span></text:p>
      <text:p text:style-name="P6"><text:span text:style-name="T4">Time taken: 52.857 seconds, Fetched: 4 row(s)</text:span></text:p>
      <text:p text:style-name="P6"><text:span text:style-name="T4">hive&gt; 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2:11:55.316261389</meta:creation-date>
    <dc:date>2017-11-02T03:00:58.297227963</dc:date>
    <meta:editing-duration>PT3M9S</meta:editing-duration>
    <meta:editing-cycles>1</meta:editing-cycles>
    <meta:document-statistic meta:table-count="0" meta:image-count="0" meta:object-count="0" meta:page-count="3" meta:paragraph-count="97" meta:word-count="508" meta:character-count="4136" meta:non-whitespace-character-count="2901"/>
    <meta:generator>LibreOffice/4.2.8.2$Linux_X86_64 LibreOffice_project/420$Build-2</meta:generator>
  </office:meta>
</office:document-meta>
</file>